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margin-left="0.249cm" fo:margin-right="0cm" fo:margin-top="0.353cm" fo:margin-bottom="0cm" style:contextual-spacing="false" fo:line-height="100%" fo:text-align="justify" style:justify-single-word="false" fo:text-indent="2.499cm" style:auto-text-indent="false"/>
    </style:style>
    <style:style style:name="P4" style:family="paragraph" style:parent-style-name="Standard">
      <style:paragraph-properties fo:margin-left="0.249cm" fo:margin-right="0cm" fo:margin-top="0.353cm" fo:margin-bottom="0cm" style:contextual-spacing="false" fo:line-height="100%" fo:text-align="justify" style:justify-single-word="false" fo:text-indent="2.499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.249cm" fo:margin-right="0cm" fo:text-align="justify" style:justify-single-word="false" fo:text-indent="2.499cm" style:auto-text-indent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NUMERO_DO_PROCESSO"/>
      </text:user-field-decls>
      <text:p text:style-name="P1">&lt;&lt;NÚMERO DO PROCESSO&gt;&gt;</text:p>
      <text:p text:style-name="P2"/>
      <text:p text:style-name="P3">&lt;&lt;REQUERENTE&gt;&gt;<text:span text:style-name="T1"> ingressou em juízo requerendo o SUPRIMENTO DE ÓBITO de seu(ua) </text:span>&lt;&lt;PARENTESCO&gt;&gt;<text:span text:style-name="T1">, </text:span>&lt;&lt;NOME DO FALECIDO&gt;&gt;<text:span text:style-name="T1">, aduzindo, em síntese, que esta faleceu, em </text:span>&lt;&lt;LOCAL DO ÓBITO&gt;&gt;<text:span text:style-name="T1">, no dia </text:span>&lt;&lt;DATA&gt;&gt;<text:span text:style-name="T1">, tendo como causa mortis o que consta especificado na Declaração de Óbito anexa, mas que não houve a lavratura do registro de óbito no prazo legal.</text:span></text:p>
      <text:p text:style-name="P3"><text:span text:style-name="T1">Manifestou-se o Ministério Público opinando pelo deferimento do pedido (</text:span>&lt;&lt;ID DO PARECER&gt;&gt;<text:span text:style-name="T1">).</text:span></text:p>
      <text:p text:style-name="P4">É o relatório. Decido.</text:p>
      <text:p text:style-name="P3"><text:span text:style-name="T1">Os fatos alegados na inicial restam devidamente comprovados pela declaração de óbito acostada aos autos (</text:span>&lt;&lt;ID DA DECLARAÇÃO DE ÓBITO&gt;&gt;<text:span text:style-name="T1">), bem como pelas certidões negativas de óbito expedidas pelos cartórios de registro civil do local do falecimento (</text:span>&lt;&lt;ID DAS CERTIDÕES&gt;&gt;<text:span text:style-name="T1">).</text:span></text:p>
      <text:p text:style-name="P3"><text:span text:style-name="T1">Diante do exposto, com fundamento no artigo 109 da Lei nº 6.015/1973, JULGO PROCEDENTE o pedido para determinar o registro do óbito de </text:span>&lt;&lt;NOME DO FALECIDO&gt;&gt;<text:span text:style-name="T1">, ocorrido no dia </text:span>&lt;&lt;DATA&gt;&gt;<text:span text:style-name="T1">, no Município de </text:span>&lt;&lt;LOCAL DO ÓBITO&gt;&gt;<text:span text:style-name="T1">, consignando-se todas as demais informações constantes na declaração de óbito apresentada.</text:span></text:p>
      <text:p text:style-name="P4">Concedo o benefício da justiça gratuita, com fulcro no artigo 98 do Código de Processo Civil.</text:p>
      <text:p text:style-name="P4">Ademais, ressalto que a presente decisão, em seu dispositivo final, possui eficácia de mandado judicial para fins de inscrição do óbito, não sendo necessária a expedição de ofício, mandado ou qualquer outro documento para sua execução.</text:p>
      <text:p text:style-name="P4">Determino que a ordem judicial ora proferida seja imediatamente cumprida pelos órgãos competentes, sob pena de incidência das sanções previstas no artigo 77, inciso VI, §§ 1º, 2º e 5º do CPC, bem como das disposições penais relativas ao crime de desobediência previstas no artigo 330 do Código Penal.</text:p>
      <text:p text:style-name="P4">Ficam isentos o pagamento de custas processuais e emolumentos, em virtude da concessão da justiça gratuita.</text:p>
      <text:p text:style-name="P4">Por fim, após o cumprimento da presente decisão, proceda-se ao arquivamento dos autos com a devida baixa na distribuição.</text:p>
      <text:p text:style-name="P4"><text:soft-page-break/>Publique-se. Registre-se. Intimem-se.</text:p>
      <text:p text:style-name="P4">Teresina, data registrada no sistema.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04T00:26:55.624481600</dc:date>
    <meta:editing-duration>PT14M40S</meta:editing-duration>
    <meta:editing-cycles>1</meta:editing-cycles>
    <meta:document-statistic meta:table-count="0" meta:image-count="0" meta:object-count="0" meta:page-count="2" meta:paragraph-count="13" meta:word-count="304" meta:character-count="1987" meta:non-whitespace-character-count="1696"/>
  </office:meta>
</office:document-meta>
</file>